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363253236" calcext:value-type="float">
            <text:p>1,363253236</text:p>
          </table:table-cell>
          <table:table-cell office:value-type="float" office:value="0.5224712491" calcext:value-type="float">
            <text:p>0,5224712491</text:p>
          </table:table-cell>
          <table:table-cell office:value-type="float" office:value="0.003914278932" calcext:value-type="float">
            <text:p>0,0039142789</text:p>
          </table:table-cell>
          <table:table-cell office:value-type="float" office:value="0.0001143898917" calcext:value-type="float">
            <text:p>0,00011438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091" calcext:value-type="float">
            <text:p>144091</text:p>
          </table:table-cell>
          <table:table-cell office:value-type="float" office:value="1.174018979" calcext:value-type="float">
            <text:p>1,174018979</text:p>
          </table:table-cell>
          <table:table-cell office:value-type="float" office:value="0.568571806" calcext:value-type="float">
            <text:p>0,568571806</text:p>
          </table:table-cell>
          <table:table-cell office:value-type="float" office:value="0.0009635203169" calcext:value-type="float">
            <text:p>0,0009635203</text:p>
          </table:table-cell>
          <table:table-cell table:style-name="ce1" office:value-type="float" office:value="0.00002117627082" calcext:value-type="float">
            <text:p>2,12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766" calcext:value-type="float">
            <text:p>144766</text:p>
          </table:table-cell>
          <table:table-cell office:value-type="float" office:value="1.075783253" calcext:value-type="float">
            <text:p>1,075783253</text:p>
          </table:table-cell>
          <table:table-cell office:value-type="float" office:value="0.5823175907" calcext:value-type="float">
            <text:p>0,5823175907</text:p>
          </table:table-cell>
          <table:table-cell office:value-type="float" office:value="0.0005796449841" calcext:value-type="float">
            <text:p>0,000579645</text:p>
          </table:table-cell>
          <table:table-cell table:style-name="ce1" office:value-type="float" office:value="0.000007025999821" calcext:value-type="float">
            <text:p>7,03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136" calcext:value-type="float">
            <text:p>145136</text:p>
          </table:table-cell>
          <table:table-cell office:value-type="float" office:value="1.060578346" calcext:value-type="float">
            <text:p>1,060578346</text:p>
          </table:table-cell>
          <table:table-cell office:value-type="float" office:value="0.5993269682" calcext:value-type="float">
            <text:p>0,5993269682</text:p>
          </table:table-cell>
          <table:table-cell office:value-type="float" office:value="0.0005501243868" calcext:value-type="float">
            <text:p>0,0005501244</text:p>
          </table:table-cell>
          <table:table-cell table:style-name="ce1" office:value-type="float" office:value="0.000007007954082" calcext:value-type="float">
            <text:p>7,01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545" calcext:value-type="float">
            <text:p>145545</text:p>
          </table:table-cell>
          <table:table-cell office:value-type="float" office:value="1.175136089" calcext:value-type="float">
            <text:p>1,175136089</text:p>
          </table:table-cell>
          <table:table-cell office:value-type="float" office:value="0.5756717324" calcext:value-type="float">
            <text:p>0,5756717324</text:p>
          </table:table-cell>
          <table:table-cell office:value-type="float" office:value="0.0006324204733" calcext:value-type="float">
            <text:p>0,0006324205</text:p>
          </table:table-cell>
          <table:table-cell table:style-name="ce1" office:value-type="float" office:value="0.000006988071164" calcext:value-type="float">
            <text:p>6,99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160" calcext:value-type="float">
            <text:p>146160</text:p>
          </table:table-cell>
          <table:table-cell office:value-type="float" office:value="1.207742095" calcext:value-type="float">
            <text:p>1,207742095</text:p>
          </table:table-cell>
          <table:table-cell office:value-type="float" office:value="0.5981501937" calcext:value-type="float">
            <text:p>0,5981501937</text:p>
          </table:table-cell>
          <table:table-cell office:value-type="float" office:value="0.000417511852" calcext:value-type="float">
            <text:p>0,0004175119</text:p>
          </table:table-cell>
          <table:table-cell table:style-name="ce1" office:value-type="float" office:value="0.000003479265388" calcext:value-type="float">
            <text:p>3,48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509" calcext:value-type="float">
            <text:p>146509</text:p>
          </table:table-cell>
          <table:table-cell office:value-type="float" office:value="1.078173161" calcext:value-type="float">
            <text:p>1,078173161</text:p>
          </table:table-cell>
          <table:table-cell office:value-type="float" office:value="0.5943557024" calcext:value-type="float">
            <text:p>0,5943557024</text:p>
          </table:table-cell>
          <table:table-cell office:value-type="float" office:value="0.0001770163362" calcext:value-type="float">
            <text:p>0,0001770163</text:p>
          </table:table-cell>
          <table:table-cell table:style-name="ce1" office:value-type="float" office:value="0.000003470908496" calcext:value-type="float">
            <text:p>3,47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650" calcext:value-type="float">
            <text:p>146650</text:p>
          </table:table-cell>
          <table:table-cell office:value-type="float" office:value="1.082605839" calcext:value-type="float">
            <text:p>1,082605839</text:p>
          </table:table-cell>
          <table:table-cell office:value-type="float" office:value="0.5963546038" calcext:value-type="float">
            <text:p>0,5963546038</text:p>
          </table:table-cell>
          <table:table-cell office:value-type="float" office:value="0.0003190124407" calcext:value-type="float">
            <text:p>0,0003190124</text:p>
          </table:table-cell>
          <table:table-cell table:style-name="ce1" office:value-type="float" office:value="0.00000346752654" calcext:value-type="float">
            <text:p>3,47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6976" calcext:value-type="float">
            <text:p>146976</text:p>
          </table:table-cell>
          <table:table-cell office:value-type="float" office:value="1.09610498" calcext:value-type="float">
            <text:p>1,09610498</text:p>
          </table:table-cell>
          <table:table-cell office:value-type="float" office:value="0.5960044265" calcext:value-type="float">
            <text:p>0,5960044265</text:p>
          </table:table-cell>
          <table:table-cell office:value-type="float" office:value="0.0003217581252" calcext:value-type="float">
            <text:p>0,0003217581</text:p>
          </table:table-cell>
          <table:table-cell table:style-name="ce1" office:value-type="float" office:value="0.000003459764685" calcext:value-type="float">
            <text:p>3,46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298" calcext:value-type="float">
            <text:p>147298</text:p>
          </table:table-cell>
          <table:table-cell office:value-type="float" office:value="1.110045075" calcext:value-type="float">
            <text:p>1,110045075</text:p>
          </table:table-cell>
          <table:table-cell office:value-type="float" office:value="0.5995441079" calcext:value-type="float">
            <text:p>0,5995441079</text:p>
          </table:table-cell>
          <table:table-cell office:value-type="float" office:value="0.0001967702119" calcext:value-type="float">
            <text:p>0,0001967702</text:p>
          </table:table-cell>
          <table:table-cell table:style-name="ce1" office:value-type="float" office:value="0.000003452108785" calcext:value-type="float">
            <text:p>3,45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423441053" calcext:value-type="float">
            <text:p>1,1423441053</text:p>
          </table:table-cell>
          <table:table-cell table:formula="of:=AVERAGE([.D2:.D11])" office:value-type="float" office:value="0.58327683807" calcext:value-type="float">
            <text:p>0,5832768381</text:p>
          </table:table-cell>
          <table:table-cell table:formula="of:=AVERAGE([.E2:.E11])" office:value-type="float" office:value="0.00080720580591" calcext:value-type="float">
            <text:p>0,0008072058</text:p>
          </table:table-cell>
          <table:table-cell table:formula="of:=AVERAGE([.F2:.F11])" office:value-type="float" office:value="0.0000173917761481" calcext:value-type="float">
            <text:p>1,73917761481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49:33.860751855</dc:date>
    <meta:document-statistic meta:table-count="1" meta:cell-count="70" meta:object-count="0"/>
    <meta:generator>LibreOffice/4.1.4.2$Linux_X86_64 LibreOffice_project/410m0$Build-2</meta:generator>
  </office:meta>
</office:document-meta>
</file>